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57" style:parent-style-name="Graphics">
      <style:graphic-properties draw:fill="none" fo:clip="rect(2.20865in, 2.13532in, 2.20865in, 2.50035in)" draw:stroke="none"/>
    </style:style>
    <style:style style:family="graphic" style:name="a358" style:parent-style-name="Graphics">
      <style:graphic-properties draw:fill="none" fo:clip="rect(0.16853in, 0.22615in, 0.13794in, 0in)" draw:stroke="non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356" draw:master-page-name="Master1-Layout7-blank-Blank" presentation:presentation-page-layout-name="Master1-PPL7" draw:id="Slide-256">
        <draw:frame draw:id="id63" draw:style-name="a357" draw:name="Picture 2" svg:x="4.73111in" svg:y="2.29313in" svg:width="6.66in" svg:height="2.15333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58" draw:name="Picture 4" svg:x="2.70922in" svg:y="2.52202in" svg:width="1.63986in" svg:height="1.69555in" style:rel-width="scale" style:rel-height="scal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2-08-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2-08-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2-08-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2-08-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2-08-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2-08-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2-08-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2-08-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2-08-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2-08-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2-08-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2-08-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Aswin Murali</meta:initial-creator>
    <dc:creator>Aswin Murali</dc:creator>
    <meta:creation-date>2021-08-22T15:00:11Z</meta:creation-date>
    <dc:date>2021-08-22T15:29:07Z</dc:date>
    <meta:editing-cycles>1</meta:editing-cycles>
    <meta:editing-duration>PT119S</meta:editing-duration>
    <meta:document-statistic meta:paragraph-count="0" meta:word-count="0"/>
  </office:meta>
</office:document-meta>
</file>